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21cm"/>
    </style:style>
    <style:style style:name="co3" style:family="table-column">
      <style:table-column-properties fo:break-before="auto" style:column-width="6.4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Kapital (kr)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nte (%)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Kapital 1 år (kr)</text:p>
          </table:table-cell>
          <table:table-cell table:style-name="ce1" table:formula="of:=[.C2]+[.E7]" office:value-type="float" office:value="5100">
            <text:p>5100</text:p>
          </table:table-cell>
          <table:table-cell office:value-type="string">
            <text:p>Renteøkning 1 år (kr)</text:p>
          </table:table-cell>
          <table:table-cell table:formula="of:=[.C2]*[.C3]/100"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Kapital 2 år (kr)</text:p>
          </table:table-cell>
          <table:table-cell table:formula="of:=[.C7]+[.E8]" office:value-type="float" office:value="5202">
            <text:p>5202</text:p>
          </table:table-cell>
          <table:table-cell office:value-type="string">
            <text:p>Renteøkning 2 år (kr)</text:p>
          </table:table-cell>
          <table:table-cell table:formula="of:=[.C7]*[.C3]/100" office:value-type="float" office:value="102">
            <text:p>102</text:p>
          </table:table-cell>
        </table:table-row>
        <table:table-row table:style-name="ro1">
          <table:table-cell/>
          <table:table-cell office:value-type="string">
            <text:p>Kapital 3 år (kr)</text:p>
          </table:table-cell>
          <table:table-cell table:formula="of:=[.C8]+[.E9]" office:value-type="float" office:value="5306.04">
            <text:p>5306,04</text:p>
          </table:table-cell>
          <table:table-cell office:value-type="string">
            <text:p>Renteøkning 3 år (kr)</text:p>
          </table:table-cell>
          <table:table-cell table:formula="of:=[.C8]*[.C3]/100" office:value-type="float" office:value="104.04">
            <text:p>104,04</text:p>
          </table:table-cell>
        </table:table-row>
        <table:table-row table:style-name="ro1">
          <table:table-cell/>
          <table:table-cell office:value-type="string">
            <text:p>Kapital 4 år (kr)</text:p>
          </table:table-cell>
          <table:table-cell table:formula="of:=[.E10]+[.C9]" office:value-type="float" office:value="5412.1608">
            <text:p>5412,1608</text:p>
          </table:table-cell>
          <table:table-cell office:value-type="string">
            <text:p>Renteøkning 4 år (kr)</text:p>
          </table:table-cell>
          <table:table-cell table:formula="of:=[.C9]*[.C3]/100" office:value-type="float" office:value="106.1208">
            <text:p>106,1208</text:p>
          </table:table-cell>
        </table:table-row>
        <table:table-row table:style-name="ro1">
          <table:table-cell/>
          <table:table-cell office:value-type="string">
            <text:p>Kapital 5 år (kr)</text:p>
          </table:table-cell>
          <table:table-cell table:formula="of:=[.C10]+[.E11]" office:value-type="float" office:value="5520.404016">
            <text:p>5520,404016</text:p>
          </table:table-cell>
          <table:table-cell office:value-type="string">
            <text:p>Renteøkning 5 år (kr)</text:p>
          </table:table-cell>
          <table:table-cell table:formula="of:=[.C10]*[.C3]/100" office:value-type="float" office:value="108.243216">
            <text:p>108,243216</text:p>
          </table:table-cell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8.04.2013</text:date>, <text:time>23:14:2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17:49:41.16</meta:creation-date>
    <dc:date>2013-04-08T23:14:20.24</dc:date>
    <meta:editing-duration>PT37M41S</meta:editing-duration>
    <meta:editing-cycles>4</meta:editing-cycles>
    <meta:generator>OpenOffice.org/3.4.1$Win32 OpenOffice.org_project/341m1$Build-9593</meta:generator>
    <meta:print-date>2013-04-08T23:13:19.88</meta:print-date>
    <meta:document-statistic meta:table-count="3" meta:cell-count="24" meta:object-count="0"/>
  </office:meta>
</office:document-meta>
</file>